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77426" officeooo:paragraph-rsid="00077426"/>
    </style:style>
    <style:style style:name="P2" style:family="paragraph" style:parent-style-name="Text_20_body">
      <style:text-properties officeooo:rsid="00096f22" officeooo:paragraph-rsid="00096f22"/>
    </style:style>
    <style:style style:name="P3" style:family="paragraph" style:parent-style-name="Text_20_body">
      <style:text-properties officeooo:rsid="000e87e8" officeooo:paragraph-rsid="000e87e8"/>
    </style:style>
    <style:style style:name="P4" style:family="paragraph" style:parent-style-name="Text_20_body">
      <style:text-properties officeooo:rsid="00129cf5" officeooo:paragraph-rsid="00129cf5"/>
    </style:style>
    <style:style style:name="P5" style:family="paragraph" style:parent-style-name="Text_20_body">
      <style:text-properties officeooo:rsid="0012cbc9" officeooo:paragraph-rsid="0012cbc9"/>
    </style:style>
    <style:style style:name="P6" style:family="paragraph" style:parent-style-name="Subtitle">
      <style:text-properties officeooo:rsid="0005664a" officeooo:paragraph-rsid="0005664a"/>
    </style:style>
    <style:style style:name="P7" style:family="paragraph" style:parent-style-name="Heading_20_1">
      <style:text-properties officeooo:rsid="000767e7" officeooo:paragraph-rsid="000767e7"/>
    </style:style>
    <style:style style:name="P8" style:family="paragraph" style:parent-style-name="Heading_20_1">
      <style:text-properties officeooo:rsid="00096f22" officeooo:paragraph-rsid="00096f22"/>
    </style:style>
    <style:style style:name="P9" style:family="paragraph" style:parent-style-name="Heading_20_1">
      <style:text-properties officeooo:rsid="00129cf5" officeooo:paragraph-rsid="00129cf5"/>
    </style:style>
    <style:style style:name="P10" style:family="paragraph" style:parent-style-name="Heading_20_1">
      <style:text-properties officeooo:rsid="0012cbc9" officeooo:paragraph-rsid="0012cbc9"/>
    </style:style>
    <style:style style:name="P11" style:family="paragraph" style:parent-style-name="Title">
      <style:text-properties officeooo:rsid="000505f0" officeooo:paragraph-rsid="000505f0"/>
    </style:style>
    <style:style style:name="P12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officeooo:rsid="00071cab" officeooo:paragraph-rsid="00071cab"/>
    </style:style>
    <style:style style:name="T1" style:family="text">
      <style:text-properties officeooo:rsid="0007d1be"/>
    </style:style>
    <style:style style:name="T2" style:family="text">
      <style:text-properties officeooo:rsid="000ab021"/>
    </style:style>
    <style:style style:name="T3" style:family="text">
      <style:text-properties officeooo:rsid="000b5911"/>
    </style:style>
    <style:style style:name="T4" style:family="text">
      <style:text-properties officeooo:rsid="000f48b2"/>
    </style:style>
    <style:style style:name="T5" style:family="text">
      <style:text-properties officeooo:rsid="0010ca38"/>
    </style:style>
    <style:style style:name="T6" style:family="text">
      <style:text-properties officeooo:rsid="0013a9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paceship Tasker</text:p>
      <text:p text:style-name="P6">Kódové meno „SSTasker“</text:p>
      <text:h text:style-name="P7" text:outline-level="1">Definícia problému</text:h>
      <text:p text:style-name="P1">Program bude spravovať vesmírnu loď. Na vesmírnej lodi je veľa súčiastok, ktoré treba pravidelne kontrolovať a ktoré sa takmer pravidelne kazia. <text:span text:style-name="T1">Na vesmírnej lodi sa tiež nachádzajú kozmonauti, rôzne suroviny a pomôcky. Problém spočíva v priradení správnych kozmonautov, pomôcok a surovín na kontrolu alebo opravu konkrétnej súčiastky.</text:span></text:p>
      <text:h text:style-name="P8" text:outline-level="1">Systém</text:h>
      <text:p text:style-name="P2">Používateľ programu sa prihlasuje ako administrátor systému na vesmírnej lodi. Tento systém automaticky kontroluje súčiastky a hlási chyby alebo potrebné kon<text:span text:style-name="T2">t</text:span>roly. <text:span text:style-name="T3">Následne dovoľuje používateľovi automaticky alebo manuálne generovať úlohy. Tieto úlohy môžu byť priradené konkrétnym kozmonautom, môžu používať konkrétne pomôcky a suroviny a tiež mať priradený časový limit.</text:span></text:p>
      <text:p text:style-name="P3">Typy úloh budú rôzne, napríklad kontrola a opravenie súčiastky, požiadanie základni <text:span text:style-name="T4">o</text:span> novú súčiastku či suroviny, <text:span text:style-name="T5">zaškolenie nového kozmonauta</text:span> <text:span text:style-name="T4">a pod.</text:span></text:p>
      <text:h text:style-name="P9" text:outline-level="1">Vesmírna loď</text:h>
      <text:p text:style-name="P4">Vesmírna loď sa skladá z viacerých súčiastok. Každá súčiastka má inú výdrž, spoľahlivosť, <text:s/>zložitosť. Keď sa súčiastka pokazí, treba ju čo najskôr vymeniť alebo opraviť, na čo systém generuje relevantné úlohy.</text:p>
      <text:h text:style-name="P10" text:outline-level="1">Kozmonauti</text:h>
      <text:p text:style-name="P5">Kozmonauti sa sami snažia plniť úlohy, ktoré im boli pridelené. Každý kozmonaut má rôzne schopnosti a skúsenosti, ktoré sú dôležité pri <text:span text:style-name="T6">prideľovaní</text:span> úloh. <text:span text:style-name="T6">Nový kozmonaut nemá takmer žiadne skúsenosti a je možné ho zaškoliť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fo:color="#003366"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3366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color="#808080" fo:font-size="16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officeooo:rsid="00071cab" officeooo:paragraph-rsid="00071ca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number:date-style style:name="N10106" number:language="sk" number:country="SK" number:title="User-defined">
      <number:day number:style="long"/>
      <number:text>. </number:text>
      <number:month number:style="long"/>
      <number:text>. </number:text>
      <number:year number:style="long"/>
    </number:date-style>
  </office:automatic-styles>
  <office:master-styles>
    <style:master-page style:name="Standard" style:page-layout-name="Mpm1">
      <style:header>
        <text:p text:style-name="MP1">Martin Jakubík<text:tab/><text:date style:data-style-name="N10106" text:date-value="2015-03-13T20:29:25.014000283" text:fixed="true">13. 03. 2015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20:25:02.115000000</meta:creation-date>
    <dc:date>2015-03-13T20:49:42.126000000</dc:date>
    <meta:editing-duration>PT24M26S</meta:editing-duration>
    <meta:editing-cycles>24</meta:editing-cycles>
    <meta:generator>LibreOffice/4.4.1.2$Windows_x86 LibreOffice_project/45e2de17089c24a1fa810c8f975a7171ba4cd432</meta:generator>
    <meta:document-statistic meta:table-count="0" meta:image-count="0" meta:object-count="0" meta:page-count="1" meta:paragraph-count="12" meta:word-count="195" meta:character-count="1396" meta:non-whitespace-character-count="1212"/>
  </office:meta>
</office:document-meta>
</file>